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Modelos" style:family="table">
      <style:table-properties style:width="16.999cm" table:align="margins" style:writing-mode="lr-tb"/>
    </style:style>
    <style:style style:name="Modelos.A" style:family="table-column">
      <style:table-column-properties style:column-width="2.833cm" style:rel-column-width="10922*"/>
    </style:style>
    <style:style style:name="Modelos.F" style:family="table-column">
      <style:table-column-properties style:column-width="2.835cm" style:rel-column-width="10925*"/>
    </style:style>
    <style:style style:name="Modelos.A1" style:family="table-cell">
      <style:table-cell-properties fo:padding="0.097cm" fo:border-left="0.002cm solid #000000" fo:border-right="none" fo:border-top="0.002cm solid #000000" fo:border-bottom="0.002cm solid #000000"/>
    </style:style>
    <style:style style:name="Modelos.F1" style:family="table-cell">
      <style:table-cell-properties fo:padding="0.097cm" fo:border="0.002cm solid #000000"/>
    </style:style>
    <style:style style:name="Modelos.A2" style:family="table-cell">
      <style:table-cell-properties fo:padding="0.097cm" fo:border-left="0.002cm solid #000000" fo:border-right="none" fo:border-top="none" fo:border-bottom="0.002cm solid #000000"/>
    </style:style>
    <style:style style:name="Modelos.F2" style:family="table-cell">
      <style:table-cell-properties fo:padding="0.097cm" fo:border-left="0.002cm solid #000000" fo:border-right="0.002cm solid #000000"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3cm" style:rel-column-width="6281*"/>
    </style:style>
    <style:style style:name="Traducciones_5f_Complicadas.B" style:display-name="Traducciones_Complicadas.B" style:family="table-column">
      <style:table-column-properties style:column-width="5.771cm" style:rel-column-width="22243*"/>
    </style:style>
    <style:style style:name="Traducciones_5f_Complicadas.C" style:display-name="Traducciones_Complicadas.C" style:family="table-column">
      <style:table-column-properties style:column-width="9.603cm" style:rel-column-width="37011*"/>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font-name="Times New Roman"/>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style:text-underline-style="solid" style:text-underline-width="auto" style:text-underline-color="font-color"/>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Retirada de baterías</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1.3</text:user-defined></text:p>
          </table:table-cell>
          <table:table-cell table:style-name="Versiones.B2" office:value-type="string">
            <text:p text:style-name="P11">Revisión del texto (falta introducir las fechas y las traducciones difíciles)</text:p>
          </table:table-cell>
        </table:table-row>
        <table:table-row>
          <table:table-cell table:style-name="Versiones.A3" office:value-type="string">
            <text:p text:style-name="P10">1.2</text:p>
          </table:table-cell>
          <table:table-cell table:style-name="Versiones.B2" office:value-type="string">
            <text:p text:style-name="P11">Traduciendo el duodécimo párrafo</text:p>
          </table:table-cell>
        </table:table-row>
        <table:table-row>
          <table:table-cell table:style-name="Versiones.A2" office:value-type="string">
            <text:p text:style-name="P10">1.1</text:p>
          </table:table-cell>
          <table:table-cell table:style-name="Versiones.B2" office:value-type="string">
            <text:p text:style-name="P11">Traduciendo el undécimo párrafo</text:p>
          </table:table-cell>
        </table:table-row>
      </table:table>
      <text:p text:style-name="P6"/>
      <text:p text:style-name="P12">Autor:</text:p>
      <text:p text:style-name="P12"><text:user-defined text:name="Autor">Rubén Paje del Pino</text:user-defined></text:p>
      <text:p text:style-name="P12"/>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Traducción del texto<text:tab/>3</text:p>
          <text:p text:style-name="P17">1.1 Primer párrafo<text:tab/>3</text:p>
          <text:p text:style-name="P17">1.2 Segundo párrafo<text:tab/>3</text:p>
          <text:p text:style-name="P17">1.3 Tercer párrafo<text:tab/>3</text:p>
          <text:p text:style-name="P17">1.4 Cuarto párrafo<text:tab/>3</text:p>
          <text:p text:style-name="P17">1.5 Quinto párrafo<text:tab/>3</text:p>
          <text:p text:style-name="P17">1.6 Sexto párrafo<text:tab/>4</text:p>
          <text:p text:style-name="P17">1.7 Séptimo párrafo<text:tab/>4</text:p>
          <text:p text:style-name="P17">1.8 Octavo párrafo<text:tab/>4</text:p>
          <text:p text:style-name="P17">1.9 Noveno párrafo<text:tab/>4</text:p>
          <text:p text:style-name="P17">1.10 Décimo párrafo<text:tab/>5</text:p>
          <text:p text:style-name="P17">1.11 Undécimo párrafo<text:tab/>5</text:p>
          <text:p text:style-name="P17">1.12 Duodécimo párrafo<text:tab/>5</text:p>
          <text:p text:style-name="P16">2. Explicación a algunas de las traducciones más complicadas<text:tab/>5</text:p>
        </text:index-body>
      </text:table-of-content>
      <text:p text:style-name="P13"/>
      <text:section text:style-name="Sect4" text:name="Área2">
        <text:h text:style-name="P14" text:outline-level="1">1. Traducción del texto</text:h>
        <text:h text:style-name="Heading_20_2" text:outline-level="2">1.1 Primer párrafo (22-X-07)</text:h>
        <text:p text:style-name="P6">Estimado cliente de Dell</text:p>
        <text:p text:style-name="P6">Dell ha detectado un posible problema relativo a algunas baterías incluida en las siguientes gamas de portátiles de Dell: Latitude<text:span text:style-name="T2">™</text:span>, Inspiron<text:span text:style-name="T2">™</text:span>, XPS<text:span text:style-name="T2">™</text:span> y Precision Mobile Workstation<text:span text:style-name="T2">™. Siguiendo con la normativa de la comisión por la seguridad de productos consumibles de EE.UU. y otros organismos reguladores, Dell tiene el objetivo de retirar voluntariamente algunas baterías hechas por Dell con células producidas por Sony y ofrece recambios de esas baterías sin coste alguno. En esas condiciones excepcionales es posible que esas baterías se calienten en exceso, lo que supone un riesgo de incendio.</text:span></text:p>
        <text:p text:style-name="P6"/>
        <text:h text:style-name="P15" text:outline-level="2">1.2 Segundo párrafo (22-X-07)</text:h>
        <text:p text:style-name="P6">Las baterías que podrían estar afectadas se han vendido como baterías de repuesto o bien incluídas en los modelos de portátiles Dell:</text:p>
        <text:p text:style-name="P6">· Latitude: D410, D500, D505, D510, D520, D600, D610, D620, D800, D810.</text:p>
        <text:p text:style-name="P6">· Inspiron: 500M, 510M, 600M, 700M, 710M, 6000, 6400, 8500, 8600, 9100, 9200, 9300, 9400, E1505, E1705.</text:p>
        <text:p text:style-name="P6">· Precision: M20, M60, M70, M90.</text:p>
        <text:p text:style-name="P6">· XPS: XPS, XPS Gen2, XPS M170, XPS M1710.</text:p>
        <text:p text:style-name="P6"/>
        <text:h text:style-name="P15" text:outline-level="2">1.3 Tercer párrafo (22-X-07)</text:h>
        <text:p text:style-name="P6">Además estas baterías podrían haber sido suministradas por el servicio técnico. Las baterías fueron mandadas a los usuarios entre el 21 de abril de 2004 hasta el 18 de julio de 2006. Las palabras “DELL” y “Made in Japan” o “Made in China” o “Battery <text:s/>cell made in Japan, Assembled in China” o “Assembled in Taiwan” están impresas en la parte posterior de las baterías.</text:p>
        <text:p text:style-name="P6"/>
        <text:h text:style-name="P15" text:outline-level="2">1.4 Cuarto párrafo (22-X-07)</text:h>
        <text:p text:style-name="P6">Aquí están los dos pasos a realizar para identificar si su batería está afectada:</text:p>
        <text:p text:style-name="P6"/>
        <text:h text:style-name="P15" text:outline-level="2">1.5 Quinto párrafo</text:h>
        <text:p text:style-name="P6">1. Compruebe si su modelo de batería pudiera estar afectado. Si su batería no está en la lista, su batería se encontrará perfectamente.</text:p>
        <text:p text:style-name="P6"/>
        <text:h text:style-name="P15" text:outline-level="2"><text:soft-page-break/>1.6 Sexto párrafo</text:h>
        <text:p text:style-name="P6">2. Compruebe si su específico PPID de la batería (Dell Part Piece Identification) está afectada, este paso es necesario para identificar si debiera ser cambiada. Sólo algunas baterías dentro de cada modelo tienen este problema. Si su batería es una de las que se dirige este proceso de retirada, será conectado automáticamente a un formulario para ordenar la retirada.</text:p>
        <text:p text:style-name="P6"/>
        <text:h text:style-name="P15" text:outline-level="2">1.7 Séptimo párrafo</text:h>
        <text:p text:style-name="P6">Paso 1: ¿Está afectada su modelo de batería?</text:p>
        <text:p text:style-name="P6">Sólo los siguientes modelos de baterías solo a los que va dirigida este proceso de retirada:</text:p>
        <table:table table:name="Modelos" table:style-name="Modelos">
          <table:table-column table:style-name="Modelos.A" table:number-columns-repeated="5"/>
          <table:table-column table:style-name="Modelos.F"/>
          <table:table-row>
            <table:table-cell table:style-name="Modelos.A1" office:value-type="string">
              <text:p text:style-name="Table_20_Contents">1K055</text:p>
            </table:table-cell>
            <table:table-cell table:style-name="Modelos.A1" office:value-type="string">
              <text:p text:style-name="Table_20_Contents">C5446</text:p>
            </table:table-cell>
            <table:table-cell table:style-name="Modelos.A1" office:value-type="string">
              <text:p text:style-name="Table_20_Contents">F2100</text:p>
            </table:table-cell>
            <table:table-cell table:style-name="Modelos.A1" office:value-type="string">
              <text:p text:style-name="Table_20_Contents">KD494</text:p>
            </table:table-cell>
            <table:table-cell table:style-name="Modelos.A1" office:value-type="string">
              <text:p text:style-name="Table_20_Contents">W5915</text:p>
            </table:table-cell>
            <table:table-cell table:style-name="Modelos.F1" office:value-type="string">
              <text:p text:style-name="Table_20_Contents">Y1333</text:p>
            </table:table-cell>
          </table:table-row>
          <table:table-row>
            <table:table-cell table:style-name="Modelos.A2" office:value-type="string">
              <text:p text:style-name="Table_20_Contents">3K590</text:p>
            </table:table-cell>
            <table:table-cell table:style-name="Modelos.A2" office:value-type="string">
              <text:p text:style-name="Table_20_Contents">C6269</text:p>
            </table:table-cell>
            <table:table-cell table:style-name="Modelos.A2" office:value-type="string">
              <text:p text:style-name="Table_20_Contents">F5132</text:p>
            </table:table-cell>
            <table:table-cell table:style-name="Modelos.A2" office:value-type="string">
              <text:p text:style-name="Table_20_Contents">OR331</text:p>
            </table:table-cell>
            <table:table-cell table:style-name="Modelos.A2" office:value-type="string">
              <text:p text:style-name="Table_20_Contents">X5308</text:p>
            </table:table-cell>
            <table:table-cell table:style-name="Modelos.F2" office:value-type="string">
              <text:p text:style-name="Table_20_Contents">Y4500</text:p>
            </table:table-cell>
          </table:table-row>
          <table:table-row>
            <table:table-cell table:style-name="Modelos.A2" office:value-type="string">
              <text:p text:style-name="Table_20_Contents">5P474</text:p>
            </table:table-cell>
            <table:table-cell table:style-name="Modelos.A2" office:value-type="string">
              <text:p text:style-name="Table_20_Contents">C6270</text:p>
            </table:table-cell>
            <table:table-cell table:style-name="Modelos.A2" office:value-type="string">
              <text:p text:style-name="Table_20_Contents">GD785</text:p>
            </table:table-cell>
            <table:table-cell table:style-name="Modelos.A2" office:value-type="string">
              <text:p text:style-name="Table_20_Contents">M3006</text:p>
            </table:table-cell>
            <table:table-cell table:style-name="Modelos.A2" office:value-type="string">
              <text:p text:style-name="Table_20_Contents">X5329</text:p>
            </table:table-cell>
            <table:table-cell table:style-name="Modelos.F2" office:value-type="string">
              <text:p text:style-name="Table_20_Contents">Y5466</text:p>
            </table:table-cell>
          </table:table-row>
          <table:table-row>
            <table:table-cell table:style-name="Modelos.A2" office:value-type="string">
              <text:p text:style-name="Table_20_Contents">6P922</text:p>
            </table:table-cell>
            <table:table-cell table:style-name="Modelos.A2" office:value-type="string">
              <text:p text:style-name="Table_20_Contents">D2961</text:p>
            </table:table-cell>
            <table:table-cell table:style-name="Modelos.A2" office:value-type="string">
              <text:p text:style-name="Table_20_Contents">H3191</text:p>
            </table:table-cell>
            <table:table-cell table:style-name="Modelos.A2" office:value-type="string">
              <text:p text:style-name="Table_20_Contents">RD857</text:p>
            </table:table-cell>
            <table:table-cell table:style-name="Modelos.A2" office:value-type="string">
              <text:p text:style-name="Table_20_Contents">X5332</text:p>
            </table:table-cell>
            <table:table-cell table:style-name="Modelos.F2" office:value-type="string">
              <text:p text:style-name="Table_20_Contents"/>
            </table:table-cell>
          </table:table-row>
          <table:table-row>
            <table:table-cell table:style-name="Modelos.A2" office:value-type="string">
              <text:p text:style-name="Table_20_Contents">C2603</text:p>
            </table:table-cell>
            <table:table-cell table:style-name="Modelos.A2" office:value-type="string">
              <text:p text:style-name="Table_20_Contents">D5555</text:p>
            </table:table-cell>
            <table:table-cell table:style-name="Modelos.A2" office:value-type="string">
              <text:p text:style-name="Table_20_Contents">J1524</text:p>
            </table:table-cell>
            <table:table-cell table:style-name="Modelos.A2" office:value-type="string">
              <text:p text:style-name="Table_20_Contents">TD349</text:p>
            </table:table-cell>
            <table:table-cell table:style-name="Modelos.A2" office:value-type="string">
              <text:p text:style-name="Table_20_Contents">X5333</text:p>
            </table:table-cell>
            <table:table-cell table:style-name="Modelos.F2" office:value-type="string">
              <text:p text:style-name="Table_20_Contents"/>
            </table:table-cell>
          </table:table-row>
          <table:table-row>
            <table:table-cell table:style-name="Modelos.A2" office:value-type="string">
              <text:p text:style-name="Table_20_Contents">C5339</text:p>
            </table:table-cell>
            <table:table-cell table:style-name="Modelos.A2" office:value-type="string">
              <text:p text:style-name="Table_20_Contents">D6024</text:p>
            </table:table-cell>
            <table:table-cell table:style-name="Modelos.A2" office:value-type="string">
              <text:p text:style-name="Table_20_Contents">JD616</text:p>
            </table:table-cell>
            <table:table-cell table:style-name="Modelos.A2" office:value-type="string">
              <text:p text:style-name="Table_20_Contents">U5867</text:p>
            </table:table-cell>
            <table:table-cell table:style-name="Modelos.A2" office:value-type="string">
              <text:p text:style-name="Table_20_Contents">X5875</text:p>
            </table:table-cell>
            <table:table-cell table:style-name="Modelos.F2" office:value-type="string">
              <text:p text:style-name="Table_20_Contents"/>
            </table:table-cell>
          </table:table-row>
          <table:table-row>
            <table:table-cell table:style-name="Modelos.A2" office:value-type="string">
              <text:p text:style-name="Table_20_Contents">C5340</text:p>
            </table:table-cell>
            <table:table-cell table:style-name="Modelos.A2" office:value-type="string">
              <text:p text:style-name="Table_20_Contents">D6025</text:p>
            </table:table-cell>
            <table:table-cell table:style-name="Modelos.A2" office:value-type="string">
              <text:p text:style-name="Table_20_Contents">JD617</text:p>
            </table:table-cell>
            <table:table-cell table:style-name="Modelos.A2" office:value-type="string">
              <text:p text:style-name="Table_20_Contents">U5882</text:p>
            </table:table-cell>
            <table:table-cell table:style-name="Modelos.A2" office:value-type="string">
              <text:p text:style-name="Table_20_Contents">X5877</text:p>
            </table:table-cell>
            <table:table-cell table:style-name="Modelos.F2" office:value-type="string">
              <text:p text:style-name="Table_20_Contents"/>
            </table:table-cell>
          </table:table-row>
        </table:table>
        <text:p text:style-name="P6"/>
        <text:p text:style-name="P6">Esta parte de los números están impresos en el reverso de las baterías tal y como se muestra en la ilustración siguiente:</text:p>
        <text:p text:style-name="P6">IIIIIIIIIIIIIIIIIIIIIIIIIIIIIIIIIIIIII</text:p>
        <text:p text:style-name="P6">JP-3<text:span text:style-name="T3">F5132</text:span>-XXXX-XXX-0123</text:p>
        <text:p text:style-name="P6">IIIIIIIIIIIII <text:s text:c="9"/>Made in Japan</text:p>
        <text:p text:style-name="P6">REV-AOE</text:p>
        <text:p text:style-name="P6"/>
        <text:h text:style-name="P15" text:outline-level="2">1.8 Octavo párrafo</text:h>
        <text:p text:style-name="P6">Paso 2: ¿Está mi batería afectada por este problema?</text:p>
        <text:p text:style-name="P6">Para determinar si su batería se encontrase afectada por este problema, debería <text:span text:style-name="T4">pinchar aquí</text:span>. El sitio web le redirigirá para que encuentre e introduzca el número de identificación de la parte posterior de su batería para determinar si su batería está englobada en esta campaña, si fuera así será conectado automáticamente a un formulario de petición de devolución. Dell le retirará la batería que pueda sufrir este pequeño defecto para realizar el cambio oportuno.</text:p>
        <text:p text:style-name="P6"/>
        <text:h text:style-name="P15" text:outline-level="2">1.9 Noveno párrafo</text:h>
        <text:p text:style-name="P6">Por favor recuerde que sólo las baterías anteriormente descritas están sujetas a este proceso de reemplazo de baterías y no a los ordenadores portátiles.</text:p>
        <text:p text:style-name="P6"/>
        <text:h text:style-name="P15" text:outline-level="2"><text:soft-page-break/>1.10 Décimo párrafo</text:h>
        <text:p text:style-name="P6">Las baterías objetivas de esta campaña no deberían ser utilizadas mientras se espere al reemplazo de Dell. Se podría continuar utilizando los equipos portátiles usando el adaptador a la corriente alterna que originalmente se conseguía con el ordenador.</text:p>
        <text:p text:style-name="P6"/>
        <text:h text:style-name="P15" text:outline-level="2">1.11 Undécimo párrafo</text:h>
        <text:p text:style-name="P6">Dell se disculpa por los inconvenientes que pudiera causar este proceso. La calidad de los productos siempre ha sido y continuará siendo lo que más importante para Dell. Como siempre, si se tiene cualquier duda o preocupación sobre este o cualquier otro asunto, puede ponerse en contacto con nosotros.</text:p>
        <text:p text:style-name="P6"/>
        <text:h text:style-name="P15" text:outline-level="2">1.12 Duodécimo párrafo</text:h>
        <text:p text:style-name="P6">Pulse aquí para conocer donde se encuentra el soporte Dell para su país.</text:p>
        <text:p text:style-name="P6">Introducir el número PPID de la batería</text:p>
        <text:p text:style-name="P6">Para información adicional se puede disponer de los siguientes enlaces:</text:p>
        <text:p text:style-name="P6">¿Cómo identificar si su batería es objetivo de esta campaña?</text:p>
        <text:p text:style-name="P6">Estado de la orden de EE.UU.</text:p>
        <text:p text:style-name="P6">Derecho de copia 1999-2006</text:p>
        <text:p text:style-name="P6">Términos legales de este sitio web | Términos y condiciones de ventas | Política del soporte técnico | Política de privacidad | Sobre Dell | Ponerse en contacto con nosotros</text:p>
        <text:p text:style-name="P6"/>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ext:soft-page-break/>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333333"/>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397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svg:height="0.601cm" fo:margin-left="0cm" fo:margin-right="0cm" fo:margin-bottom="0.87cm" fo:border="0.002cm solid #000000" fo:padding="0.049cm" style:shadow="none" style:dynamic-spacing="true"/>
      </style:header-style>
      <style:footer-style>
        <style:header-footer-properties svg:height="0.601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Retirada de batería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3</text:user-defined></text:span></text:p>
          <text:p text:style-name="P3">Última rev:<text:user-defined text:name="Última Revisión">18-XI-07</text:user-defined></text:p>
          <text:p text:style-name="P3">Versión: <text:user-defined text:name="Versión">1.3</text:user-defined></text:p>
          <text:p text:style-name="P2"><text:span text:style-name="T1">Página </text:span><text:span text:style-name="T1"><text:page-number style:num-format="1" text:select-page="current">6</text:page-number></text:span><text:span text:style-name="T1"> de </text:span><text:span text:style-name="T1"><text:page-count style:num-format="1">6</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Retirada de baterías</dc:title>
    <dc:description>Descripción de una campaña de retirada de baterías</dc:description>
    <dc:subject>Traducción de Textos</dc:subject>
    <dc:date>2007-12-17T21:05:27</dc:date>
    <meta:keyword>Retirada de baterías</meta:keyword>
    <meta:keyword>traducción de textos</meta:keyword>
    <meta:keyword>Rosario Plaza</meta:keyword>
    <meta:keyword>rplaza@fi.upm.es</meta:keyword>
    <meta:editing-cycles>30</meta:editing-cycles>
    <meta:editing-duration>PT27M53S</meta:editing-duration>
    <meta:user-defined meta:name="Autor">Rubén Paje del Pino</meta:user-defined>
    <meta:user-defined meta:name="Versión">1.3</meta:user-defined>
    <meta:user-defined meta:name="Texto">3</meta:user-defined>
    <meta:user-defined meta:name="Última Revisión">18-XI-07</meta:user-defined>
    <meta:document-statistic meta:table-count="3" meta:image-count="0" meta:object-count="0" meta:page-count="6" meta:paragraph-count="160" meta:word-count="895" meta:character-count="5252"/>
  </office:meta>
</office:document-meta>
</file>